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625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6.2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805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3.18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3" style:family="table-cell" style:parent-style-name="Default">
      <style:text-properties style:text-position="" style:font-name="PT Serif" fo:font-weight="bold" style:font-weight-asian="bold" style:font-weight-complex="bold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PT Serif" fo:font-size="11pt" style:font-size-asian="11pt" style:font-size-complex="11pt"/>
    </style:style>
    <style:style style:name="ce3" style:family="table-cell" style:parent-style-name="Default"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text-position="" style:font-name="PT Sans Captio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position="" style:font-name="PT Serif"/>
    </style:style>
    <style:style style:name="ce6" style:family="table-cell" style:parent-style-name="Default">
      <style:text-properties style:text-position="" style:font-name="PT Seri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PT Serif" fo:font-size="11pt" style:font-size-asian="11pt" style:font-size-complex="11pt"/>
    </style:style>
    <style:style style:name="ce22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26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PT Serif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PT Serif1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EHW3 POV shrimp Bill of Parts</text:p>
          </table:table-cell>
          <table:table-cell table:style-name="ce1"/>
          <table:table-cell table:style-name="ce7"/>
          <table:table-cell table:style-name="ce1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2"/>
          <table:table-cell table:style-name="ce5" table:number-columns-repeated="9"/>
          <table:table-cell table:number-columns-repeated="1011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9" office:value-type="string">
            <text:p>Farnell part #</text:p>
          </table:table-cell>
          <table:table-cell table:style-name="ce3" office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Seahorse PCB</text:p>
          </table:table-cell>
          <table:table-cell table:style-name="ce2" office:value-type="float" office:value="1">
            <text:p>1</text:p>
          </table:table-cell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Conductive thread (meters)</text:p>
          </table:table-cell>
          <table:table-cell table:style-name="ce2" office:value-type="float" office:value="10">
            <text:p>10</text:p>
          </table:table-cell>
          <table:table-cell table:style-name="ce8" office:value-type="float" office:value="2419161">
            <text:p>2419161</text:p>
          </table:table-cell>
          <table:table-cell table:style-name="ce2" office:value-type="string">
            <text:p>Allow 10m per pack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6-pin header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22255">
            <text:p>1022255</text:p>
          </table:table-cell>
          <table:table-cell table:style-name="ce2" office:value-type="string">
            <text:p>For temporary/permanent UART, or cut up 40 pin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28 pin DIP socket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103850">
            <text:p>110385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2-pin tactile switch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396052">
            <text:p>2396052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10mm LED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1142474">
            <text:p>1142474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ATMEGA328P-PU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715487">
            <text:p>1715487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100nF capacitor</text:p>
          </table:table-cell>
          <table:table-cell table:style-name="ce2" office:value-type="float" office:value="4">
            <text:p>4</text:p>
          </table:table-cell>
          <table:table-cell table:style-name="ce8" office:value-type="float" office:value="1600820">
            <text:p>160082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22pF capacitor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9411674">
            <text:p>9411674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3">
          <table:table-cell table:style-name="ce2" office:value-type="string">
            <text:p>10k<text:span text:style-name="T1">Ω resistor</text:span>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700251">
            <text:p>1700251</text:p>
          </table:table-cell>
          <table:table-cell table:style-name="ce2" office:value-type="string">
            <text:p>125mW or 250mW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16MHz quartz crystal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611761">
            <text:p>1611761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T-1 3/4 5mm IR emitter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716710">
            <text:p>1716710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MINICAST AGC2 IR receiver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2251357">
            <text:p>2251357</text:p>
          </table:table-cell>
          <table:table-cell table:style-name="ce2" office:value-type="string">
            <text:p>E.g. Vishay <text:s/>TSOP38236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SMD 20mm coin cell battery holder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2064713">
            <text:p>2064713</text:p>
          </table:table-cell>
          <table:table-cell table:style-name="ce2" office:value-type="string">
            <text:p>Can hold 2 x CR2016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3">
          <table:table-cell table:style-name="ce2" office:value-type="string">
            <text:p>10<text:span text:style-name="T1">μF electrolytic capacitor</text:span>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902913">
            <text:p>1902913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CR2016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65169">
            <text:p>2065169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Small signal diode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322485">
            <text:p>2322485</text:p>
          </table:table-cell>
          <table:table-cell table:style-name="ce2" office:value-type="string">
            <text:p>1N4148 or similar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4" office:value-type="string">
            <text:p>Packaging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13" table:number-columns-repeated="8"/>
          <table:table-cell table:style-name="ce14" table:number-columns-repeated="1011"/>
        </table:table-row>
        <table:table-row table:style-name="ro2">
          <table:table-cell table:style-name="ce3"/>
          <table:table-cell table:style-name="ce3" office:value-type="string">
            <text:p>Qty</text:p>
          </table:table-cell>
          <table:table-cell table:style-name="ce9" office:value-type="string">
            <text:p>Farnell part #</text:p>
          </table:table-cell>
          <table:table-cell table:style-name="ce3" office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Conductive bag 6” x 8”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687795">
            <text:p>1687795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1” x 2” conductive foa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687855">
            <text:p>1687855</text:p>
          </table:table-cell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4" office:value-type="string">
            <text:p>Optional</text:p>
          </table:table-cell>
          <table:table-cell table:style-name="ce6"/>
          <table:table-cell table:style-name="ce10"/>
          <table:table-cell table:style-name="ce6" table:number-columns-repeated="2"/>
          <table:table-cell table:style-name="ce13" table:number-columns-repeated="8"/>
          <table:table-cell table:style-name="ce14" table:number-columns-repeated="1011"/>
        </table:table-row>
        <table:table-row table:style-name="ro2">
          <table:table-cell table:style-name="ce3"/>
          <table:table-cell table:style-name="ce3" office:value-type="string">
            <text:p>Qty</text:p>
          </table:table-cell>
          <table:table-cell table:style-name="ce9" office:value-type="string">
            <text:p>Farnell part #</text:p>
          </table:table-cell>
          <table:table-cell table:style-name="ce3" office:value-type="string">
            <text:p>Comment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75Ω resistor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9343555">
            <text:p>9343555</text:p>
          </table:table-cell>
          <table:table-cell table:style-name="ce2" office:value-type="string">
            <text:p>125mW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>
          <table:table-cell table:style-name="ce2" office:value-type="string">
            <text:p>4-pin header</text:p>
          </table:table-cell>
          <table:table-cell table:style-name="ce2" office:value-type="float" office:value="5">
            <text:p>5</text:p>
          </table:table-cell>
          <table:table-cell table:style-name="ce8" office:value-type="float" office:value="1022250">
            <text:p>1022250</text:p>
          </table:table-cell>
          <table:table-cell table:style-name="ce2" office:value-type="string">
            <text:p>optional – not really if wearable, or cut up 40 pin</text:p>
          </table:table-cell>
          <table:table-cell table:style-name="ce2"/>
          <table:table-cell table:style-name="ce5" table:number-columns-repeated="8"/>
          <table:table-cell table:number-columns-repeated="1011"/>
        </table:table-row>
        <table:table-row table:style-name="ro2" table:number-rows-repeated="5">
          <table:table-cell table:style-name="ce2" table:number-columns-repeated="2"/>
          <table:table-cell table:style-name="ce8"/>
          <table:table-cell table:style-name="ce2" table:number-columns-repeated="2"/>
          <table:table-cell table:style-name="ce5" table:number-columns-repeated="8"/>
          <table:table-cell table:number-columns-repeated="1011"/>
        </table:table-row>
        <table:table-row table:style-name="ro4" table:number-rows-repeated="36">
          <table:table-cell table:style-name="ce5" table:number-columns-repeated="2"/>
          <table:table-cell table:style-name="ce11"/>
          <table:table-cell table:style-name="ce5" table:number-columns-repeated="10"/>
          <table:table-cell table:number-columns-repeated="1011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cing" table:style-name="ta1">
        <table:table-column table:style-name="co6" table:default-cell-style-name="ce21"/>
        <table:table-column table:style-name="co7" table:default-cell-style-name="ce21"/>
        <table:table-column table:style-name="co8" table:number-columns-repeated="10" table:default-cell-style-name="ce21"/>
        <table:table-column table:style-name="co8" table:default-cell-style-name="ce28"/>
        <table:table-column table:style-name="co8" table:number-columns-repeated="3" table:default-cell-style-name="ce21"/>
        <table:table-column table:style-name="co9" table:default-cell-style-name="ce32"/>
        <table:table-column table:style-name="co5" table:number-columns-repeated="1006" table:default-cell-style-name="ce21"/>
        <table:table-row table:style-name="ro1">
          <table:table-cell table:style-name="ce20" office:value-type="string">
            <text:p>Pricing</text:p>
          </table:table-cell>
          <table:table-cell table:style-name="ce20" table:number-columns-repeated="11"/>
          <table:table-cell table:style-name="ce27"/>
          <table:table-cell table:style-name="ce20" table:number-columns-repeated="3"/>
          <table:table-cell table:style-name="ce31"/>
          <table:table-cell table:style-name="ce20" table:number-columns-repeated="1006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Number of packs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1"/>
        </table:table-row>
        <table:table-row table:style-name="ro2">
          <table:table-cell office:value-type="string">
            <text:p>Euro rate</text:p>
          </table:table-cell>
          <table:table-cell office:value-type="float" office:value="1.35">
            <text:p>1.35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3"/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22" office:value-type="string">
            <text:p>Item</text:p>
          </table:table-cell>
          <table:table-cell table:style-name="ce24" office:value-type="string">
            <text:p>Qty</text:p>
          </table:table-cell>
          <table:table-cell table:style-name="ce24" office:value-type="string">
            <text:p>Tot Qty</text:p>
          </table:table-cell>
          <table:table-cell table:style-name="ce24" office:value-type="string">
            <text:p>Farnell</text:p>
          </table:table-cell>
          <table:table-cell table:style-name="ce24" office:value-type="string">
            <text:p>CPC</text:p>
          </table:table-cell>
          <table:table-cell table:style-name="ce24" office:value-type="string">
            <text:p>RS</text:p>
          </table:table-cell>
          <table:table-cell table:style-name="ce24" office:value-type="string">
            <text:p>Mouser</text:p>
          </table:table-cell>
          <table:table-cell table:style-name="ce24" office:value-type="string">
            <text:p>Tayda</text:p>
          </table:table-cell>
          <table:table-cell table:style-name="ce24" office:value-type="string">
            <text:p>eBay</text:p>
          </table:table-cell>
          <table:table-cell table:style-name="ce24" office:value-type="string">
            <text:p>Amazon</text:p>
          </table:table-cell>
          <table:table-cell table:style-name="ce24" office:value-type="string">
            <text:p>Other</text:p>
          </table:table-cell>
          <table:table-cell table:style-name="ce24" office:value-type="string">
            <text:p>Embecosm</text:p>
          </table:table-cell>
          <table:table-cell table:style-name="ce29" office:value-type="string">
            <text:p>Preferred</text:p>
          </table:table-cell>
          <table:table-cell table:style-name="ce24" office:value-type="string">
            <text:p>Each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Per Pack</text:p>
          </table:table-cell>
          <table:table-cell table:style-name="ce24"/>
          <table:table-cell table:style-name="ce22" table:number-columns-repeated="1006"/>
        </table:table-row>
        <table:table-row table:style-name="ro2">
          <table:table-cell table:formula="of:=[Summary.A4]" office:value-type="string" office:string-value="Seahorse PCB">
            <text:p>Seahorse PCB</text:p>
          </table:table-cell>
          <table:table-cell table:formula="of:=[Summary.B4]" office:value-type="float" office:value="1">
            <text:p>1</text:p>
          </table:table-cell>
          <table:table-cell table:formula="of:=[.B9]*NUMPACKS" office:value-type="float" office:value="100">
            <text:p>100</text:p>
          </table:table-cell>
          <table:table-cell table:style-name="ce25" table:number-columns-repeated="8"/>
          <table:table-cell table:style-name="ce25" table:formula="of:=2.1/[.B5]" office:value-type="currency" office:currency="GBP" office:value="1.55555555555556">
            <text:p>£1.56</text:p>
          </table:table-cell>
          <table:table-cell table:formula="of:=[.L8]" office:value-type="string" office:string-value="Embecosm">
            <text:p>Embecosm</text:p>
          </table:table-cell>
          <table:table-cell table:style-name="ce25" table:formula="of:=HLOOKUP([.M9];[.$D$8:.$L$103];ROW([.$N9])-ROW([.$N$7]);0)" office:value-type="currency" office:currency="GBP" office:value="1.55555555555556">
            <text:p>£1.56</text:p>
          </table:table-cell>
          <table:table-cell table:formula="of:=[.N9]*[.C9]" office:value-type="currency" office:currency="GBP" office:value="155.555555555556">
            <text:p>£155.56</text:p>
          </table:table-cell>
          <table:table-cell table:formula="of:=[.O9]/NUMPACKS" office:value-type="currency" office:currency="GBP" office:value="1.55555555555556">
            <text:p>£1.56</text:p>
          </table:table-cell>
          <table:table-cell table:number-columns-repeated="1007"/>
        </table:table-row>
        <table:table-row table:style-name="ro2">
          <table:table-cell table:formula="of:=[Summary.A5]" office:value-type="string" office:string-value="Conductive thread (meters)">
            <text:p>Conductive thread (meters)</text:p>
          </table:table-cell>
          <table:table-cell table:formula="of:=[Summary.B5]" office:value-type="float" office:value="10">
            <text:p>10</text:p>
          </table:table-cell>
          <table:table-cell table:formula="of:=[.B10]*NUMPACKS" office:value-type="float" office:value="1000">
            <text:p>1000</text:p>
          </table:table-cell>
          <table:table-cell table:style-name="ce25" office:value-type="currency" office:currency="GBP" office:value="0.14056">
            <text:p>£0.14</text:p>
          </table:table-cell>
          <table:table-cell table:style-name="ce25" table:formula="of:=34*3.8/1000" office:value-type="currency" office:currency="GBP" office:value="0.1292">
            <text:p>£0.13</text:p>
          </table:table-cell>
          <table:table-cell table:style-name="ce25" table:number-columns-repeated="3"/>
          <table:table-cell table:style-name="ce25" table:formula="of:=6.6*34/1000" office:value-type="currency" office:currency="GBP" office:value="0.2244">
            <text:p>£0.22</text:p>
          </table:table-cell>
          <table:table-cell table:style-name="ce25" office:value-type="currency" office:currency="GBP" office:value="0.1958">
            <text:p>£0.20</text:p>
          </table:table-cell>
          <table:table-cell table:style-name="ce25" table:formula="of:=0.08172" office:value-type="currency" office:currency="GBP" office:value="0.08172">
            <text:p>£0.08</text:p>
          </table:table-cell>
          <table:table-cell table:style-name="ce25"/>
          <table:table-cell office:value-type="string">
            <text:p>Other</text:p>
          </table:table-cell>
          <table:table-cell table:style-name="ce25" table:formula="of:=HLOOKUP([.M10];[.$D$8:.$L$103];ROW([.$N10])-ROW([.$N$7]);0)" office:value-type="currency" office:currency="GBP" office:value="0.08172">
            <text:p>£0.08</text:p>
          </table:table-cell>
          <table:table-cell table:formula="of:=[.N10]*[.C10]" office:value-type="currency" office:currency="GBP" office:value="81.72">
            <text:p>£81.72</text:p>
          </table:table-cell>
          <table:table-cell table:formula="of:=[.O10]/NUMPACKS" office:value-type="currency" office:currency="GBP" office:value="0.8172">
            <text:p>£0.82</text:p>
          </table:table-cell>
          <table:table-cell table:style-name="ce33" office:value-type="string">
            <text:p>RobotShop.com</text:p>
          </table:table-cell>
          <table:table-cell table:number-columns-repeated="1006"/>
        </table:table-row>
        <table:table-row table:style-name="ro2">
          <table:table-cell table:formula="of:=[Summary.A6]" office:value-type="string" office:string-value="6-pin header">
            <text:p>6-pin header</text:p>
          </table:table-cell>
          <table:table-cell table:formula="of:=[Summary.B6]" office:value-type="float" office:value="1">
            <text:p>1</text:p>
          </table:table-cell>
          <table:table-cell table:formula="of:=[.B11]*NUMPACKS" office:value-type="float" office:value="100">
            <text:p>100</text:p>
          </table:table-cell>
          <table:table-cell table:style-name="ce25" office:value-type="currency" office:currency="GBP" office:value="0.0926">
            <text:p>£0.09</text:p>
          </table:table-cell>
          <table:table-cell table:style-name="ce25" table:number-columns-repeated="3"/>
          <table:table-cell table:style-name="ce25" table:formula="of:=17*0.15/USRATE/100" office:value-type="currency" office:currency="GBP" office:value="0.0164516129032258">
            <text:p>£0.02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1];[.$D$8:.$L$103];ROW([.$N11])-ROW([.$N$7]);0)" office:value-type="currency" office:currency="GBP" office:value="0.0164516129032258">
            <text:p>£0.02</text:p>
          </table:table-cell>
          <table:table-cell table:formula="of:=[.N11]*[.C11]" office:value-type="currency" office:currency="GBP" office:value="1.64516129032258">
            <text:p>£1.65</text:p>
          </table:table-cell>
          <table:table-cell table:formula="of:=[.O11]/NUMPACKS" office:value-type="currency" office:currency="GBP" office:value="0.0164516129032258">
            <text:p>£0.02</text:p>
          </table:table-cell>
          <table:table-cell table:number-columns-repeated="1007"/>
        </table:table-row>
        <table:table-row table:style-name="ro2">
          <table:table-cell table:formula="of:=[Summary.A7]" office:value-type="string" office:string-value="28 pin DIP socket">
            <text:p>28 pin DIP socket</text:p>
          </table:table-cell>
          <table:table-cell table:formula="of:=[Summary.B7]" office:value-type="float" office:value="1">
            <text:p>1</text:p>
          </table:table-cell>
          <table:table-cell table:formula="of:=[.B12]*NUMPACKS" office:value-type="float" office:value="100">
            <text:p>100</text:p>
          </table:table-cell>
          <table:table-cell table:style-name="ce25" office:value-type="currency" office:currency="GBP" office:value="0.648">
            <text:p>£0.65</text:p>
          </table:table-cell>
          <table:table-cell table:style-name="ce25" table:number-columns-repeated="3"/>
          <table:table-cell table:style-name="ce25" table:formula="of:=0.11/USRATE" office:value-type="currency" office:currency="GBP" office:value="0.0709677419354839">
            <text:p>£0.07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2];[.$D$8:.$L$103];ROW([.$N12])-ROW([.$N$7]);0)" office:value-type="currency" office:currency="GBP" office:value="0.0709677419354839">
            <text:p>£0.07</text:p>
          </table:table-cell>
          <table:table-cell table:formula="of:=[.N12]*[.C12]" office:value-type="currency" office:currency="GBP" office:value="7.09677419354839">
            <text:p>£7.10</text:p>
          </table:table-cell>
          <table:table-cell table:formula="of:=[.O12]/NUMPACKS" office:value-type="currency" office:currency="GBP" office:value="0.0709677419354839">
            <text:p>£0.07</text:p>
          </table:table-cell>
          <table:table-cell table:number-columns-repeated="1007"/>
        </table:table-row>
        <table:table-row table:style-name="ro2">
          <table:table-cell table:formula="of:=[Summary.A8]" office:value-type="string" office:string-value="2-pin tactile switch">
            <text:p>2-pin tactile switch</text:p>
          </table:table-cell>
          <table:table-cell table:formula="of:=[Summary.B8]" office:value-type="float" office:value="2">
            <text:p>2</text:p>
          </table:table-cell>
          <table:table-cell table:formula="of:=[.B13]*NUMPACKS" office:value-type="float" office:value="200">
            <text:p>200</text:p>
          </table:table-cell>
          <table:table-cell table:style-name="ce25" office:value-type="currency" office:currency="GBP" office:value="0.0635">
            <text:p>£0.06</text:p>
          </table:table-cell>
          <table:table-cell table:style-name="ce25" table:number-columns-repeated="3"/>
          <table:table-cell table:style-name="ce25" table:formula="of:=0.04/USRATE" office:value-type="currency" office:currency="GBP" office:value="0.0258064516129032">
            <text:p>£0.03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3];[.$D$8:.$L$103];ROW([.$N13])-ROW([.$N$7]);0)" office:value-type="currency" office:currency="GBP" office:value="0.0258064516129032">
            <text:p>£0.03</text:p>
          </table:table-cell>
          <table:table-cell table:formula="of:=[.N13]*[.C13]" office:value-type="currency" office:currency="GBP" office:value="5.16129032258065">
            <text:p>£5.16</text:p>
          </table:table-cell>
          <table:table-cell table:formula="of:=[.O13]/NUMPACKS" office:value-type="currency" office:currency="GBP" office:value="0.0516129032258065">
            <text:p>£0.05</text:p>
          </table:table-cell>
          <table:table-cell table:number-columns-repeated="1007"/>
        </table:table-row>
        <table:table-row table:style-name="ro2">
          <table:table-cell table:formula="of:=[Summary.A9]" office:value-type="string" office:string-value="10mm LED">
            <text:p>10mm LED</text:p>
          </table:table-cell>
          <table:table-cell table:formula="of:=[Summary.B9]" office:value-type="float" office:value="2">
            <text:p>2</text:p>
          </table:table-cell>
          <table:table-cell table:formula="of:=[.B14]*NUMPACKS" office:value-type="float" office:value="200">
            <text:p>200</text:p>
          </table:table-cell>
          <table:table-cell table:style-name="ce25" office:value-type="currency" office:currency="GBP" office:value="0.119">
            <text:p>£0.12</text:p>
          </table:table-cell>
          <table:table-cell table:style-name="ce25" office:value-type="currency" office:currency="GBP" office:value="0.126">
            <text:p>£0.13</text:p>
          </table:table-cell>
          <table:table-cell table:style-name="ce25" table:number-columns-repeated="2"/>
          <table:table-cell table:style-name="ce25" table:formula="of:=0.1/USRATE" office:value-type="currency" office:currency="GBP" office:value="0.0645161290322581">
            <text:p>£0.06</text:p>
          </table:table-cell>
          <table:table-cell table:style-name="ce25"/>
          <table:table-cell table:style-name="ce25" table:formula="of:=3.09/50" office:value-type="currency" office:currency="GBP" office:value="0.0618">
            <text:p>£0.06</text:p>
          </table:table-cell>
          <table:table-cell table:style-name="ce25" table:number-columns-repeated="2"/>
          <table:table-cell office:value-type="string">
            <text:p>Tayda</text:p>
          </table:table-cell>
          <table:table-cell table:style-name="ce25" table:formula="of:=HLOOKUP([.M14];[.$D$8:.$L$103];ROW([.$N14])-ROW([.$N$7]);0)" office:value-type="currency" office:currency="GBP" office:value="0.0645161290322581">
            <text:p>£0.06</text:p>
          </table:table-cell>
          <table:table-cell table:formula="of:=[.N14]*[.C14]" office:value-type="currency" office:currency="GBP" office:value="12.9032258064516">
            <text:p>£12.90</text:p>
          </table:table-cell>
          <table:table-cell table:formula="of:=[.O14]/NUMPACKS" office:value-type="currency" office:currency="GBP" office:value="0.129032258064516">
            <text:p>£0.13</text:p>
          </table:table-cell>
          <table:table-cell table:number-columns-repeated="1007"/>
        </table:table-row>
        <table:table-row table:style-name="ro2">
          <table:table-cell table:formula="of:=[Summary.A10]" office:value-type="string" office:string-value="ATMEGA328P-PU">
            <text:p>ATMEGA328P-PU</text:p>
          </table:table-cell>
          <table:table-cell table:formula="of:=[Summary.B10]" office:value-type="float" office:value="1">
            <text:p>1</text:p>
          </table:table-cell>
          <table:table-cell table:formula="of:=[.B15]*NUMPACKS" office:value-type="float" office:value="100">
            <text:p>100</text:p>
          </table:table-cell>
          <table:table-cell table:style-name="ce25" office:value-type="currency" office:currency="GBP" office:value="1.45">
            <text:p>£1.45</text:p>
          </table:table-cell>
          <table:table-cell table:style-name="ce25" office:value-type="currency" office:currency="GBP" office:value="1.44">
            <text:p>£1.44</text:p>
          </table:table-cell>
          <table:table-cell table:style-name="ce25" office:value-type="currency" office:currency="GBP" office:value="1.56">
            <text:p>£1.56</text:p>
          </table:table-cell>
          <table:table-cell table:style-name="ce25" office:value-type="currency" office:currency="GBP" office:value="1.74">
            <text:p>£1.74</text:p>
          </table:table-cell>
          <table:table-cell table:style-name="ce25" table:formula="of:=3.5/USRATE" office:value-type="currency" office:currency="GBP" office:value="2.25806451612903">
            <text:p>£2.26</text:p>
          </table:table-cell>
          <table:table-cell table:style-name="ce25" office:value-type="currency" office:currency="GBP" office:value="1.21">
            <text:p>£1.21</text:p>
          </table:table-cell>
          <table:table-cell table:style-name="ce25" table:number-columns-repeated="3"/>
          <table:table-cell office:value-type="string">
            <text:p>eBay</text:p>
          </table:table-cell>
          <table:table-cell table:style-name="ce25" table:formula="of:=HLOOKUP([.M15];[.$D$8:.$L$103];ROW([.$N15])-ROW([.$N$7]);0)" office:value-type="currency" office:currency="GBP" office:value="1.21">
            <text:p>£1.21</text:p>
          </table:table-cell>
          <table:table-cell table:formula="of:=[.N15]*[.C15]" office:value-type="currency" office:currency="GBP" office:value="121">
            <text:p>£121.00</text:p>
          </table:table-cell>
          <table:table-cell table:formula="of:=[.O15]/NUMPACKS" office:value-type="currency" office:currency="GBP" office:value="1.21">
            <text:p>£1.21</text:p>
          </table:table-cell>
          <table:table-cell table:number-columns-repeated="1007"/>
        </table:table-row>
        <table:table-row table:style-name="ro2">
          <table:table-cell table:formula="of:=[Summary.A11]" office:value-type="string" office:string-value="100nF capacitor">
            <text:p>100nF capacitor</text:p>
          </table:table-cell>
          <table:table-cell table:formula="of:=[Summary.B11]" office:value-type="float" office:value="4">
            <text:p>4</text:p>
          </table:table-cell>
          <table:table-cell table:formula="of:=[.B16]*NUMPACKS" office:value-type="float" office:value="400">
            <text:p>400</text:p>
          </table:table-cell>
          <table:table-cell table:style-name="ce25" office:value-type="currency" office:currency="GBP" office:value="0.05">
            <text:p>£0.05</text:p>
          </table:table-cell>
          <table:table-cell table:style-name="ce25" table:number-columns-repeated="3"/>
          <table:table-cell table:style-name="ce25" table:formula="of:=0.009/USRATE" office:value-type="currency" office:currency="GBP" office:value="0.00580645161290323">
            <text:p>£0.01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6];[.$D$8:.$L$103];ROW([.$N16])-ROW([.$N$7]);0)" office:value-type="currency" office:currency="GBP" office:value="0.00580645161290323">
            <text:p>£0.01</text:p>
          </table:table-cell>
          <table:table-cell table:formula="of:=[.N16]*[.C16]" office:value-type="currency" office:currency="GBP" office:value="2.32258064516129">
            <text:p>£2.32</text:p>
          </table:table-cell>
          <table:table-cell table:formula="of:=[.O16]/NUMPACKS" office:value-type="currency" office:currency="GBP" office:value="0.0232258064516129">
            <text:p>£0.02</text:p>
          </table:table-cell>
          <table:table-cell table:number-columns-repeated="1007"/>
        </table:table-row>
        <table:table-row table:style-name="ro2">
          <table:table-cell table:formula="of:=[Summary.A12]" office:value-type="string" office:string-value="22pF capacitor">
            <text:p>22pF capacitor</text:p>
          </table:table-cell>
          <table:table-cell table:formula="of:=[Summary.B12]" office:value-type="float" office:value="2">
            <text:p>2</text:p>
          </table:table-cell>
          <table:table-cell table:formula="of:=[.B17]*NUMPACKS" office:value-type="float" office:value="200">
            <text:p>200</text:p>
          </table:table-cell>
          <table:table-cell table:style-name="ce25" office:value-type="currency" office:currency="GBP" office:value="0.0315">
            <text:p>£0.03</text:p>
          </table:table-cell>
          <table:table-cell table:style-name="ce25" table:number-columns-repeated="3"/>
          <table:table-cell table:style-name="ce25" table:formula="of:=0.009/USRATE" office:value-type="currency" office:currency="GBP" office:value="0.00580645161290323">
            <text:p>£0.01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7];[.$D$8:.$L$103];ROW([.$N17])-ROW([.$N$7]);0)" office:value-type="currency" office:currency="GBP" office:value="0.00580645161290323">
            <text:p>£0.01</text:p>
          </table:table-cell>
          <table:table-cell table:formula="of:=[.N17]*[.C17]" office:value-type="currency" office:currency="GBP" office:value="1.16129032258065">
            <text:p>£1.16</text:p>
          </table:table-cell>
          <table:table-cell table:formula="of:=[.O17]/NUMPACKS" office:value-type="currency" office:currency="GBP" office:value="0.0116129032258065">
            <text:p>£0.01</text:p>
          </table:table-cell>
          <table:table-cell table:number-columns-repeated="1007"/>
        </table:table-row>
        <table:table-row table:style-name="ro2">
          <table:table-cell table:formula="of:=[Summary.A13]" office:value-type="string" office:string-value="10kΩ resistor">
            <text:p>10kΩ resistor</text:p>
          </table:table-cell>
          <table:table-cell table:formula="of:=[Summary.B13]" office:value-type="float" office:value="1">
            <text:p>1</text:p>
          </table:table-cell>
          <table:table-cell table:formula="of:=[.B18]*NUMPACKS" office:value-type="float" office:value="100">
            <text:p>100</text:p>
          </table:table-cell>
          <table:table-cell table:style-name="ce25" office:value-type="currency" office:currency="GBP" office:value="0.0092">
            <text:p>£0.01</text:p>
          </table:table-cell>
          <table:table-cell table:style-name="ce25" table:number-columns-repeated="3"/>
          <table:table-cell table:style-name="ce25" table:formula="of:=0.01/USRATE" office:value-type="currency" office:currency="GBP" office:value="0.00645161290322581">
            <text:p>£0.01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8];[.$D$8:.$L$103];ROW([.$N18])-ROW([.$N$7]);0)" office:value-type="currency" office:currency="GBP" office:value="0.00645161290322581">
            <text:p>£0.01</text:p>
          </table:table-cell>
          <table:table-cell table:formula="of:=[.N18]*[.C18]" office:value-type="currency" office:currency="GBP" office:value="0.645161290322581">
            <text:p>£0.65</text:p>
          </table:table-cell>
          <table:table-cell table:formula="of:=[.O18]/NUMPACKS" office:value-type="currency" office:currency="GBP" office:value="0.00645161290322581">
            <text:p>£0.01</text:p>
          </table:table-cell>
          <table:table-cell table:number-columns-repeated="1007"/>
        </table:table-row>
        <table:table-row table:style-name="ro2">
          <table:table-cell table:formula="of:=[Summary.A14]" office:value-type="string" office:string-value="16MHz quartz crystal">
            <text:p>16MHz quartz crystal</text:p>
          </table:table-cell>
          <table:table-cell table:formula="of:=[Summary.B14]" office:value-type="float" office:value="1">
            <text:p>1</text:p>
          </table:table-cell>
          <table:table-cell table:formula="of:=[.B19]*NUMPACKS" office:value-type="float" office:value="100">
            <text:p>100</text:p>
          </table:table-cell>
          <table:table-cell table:style-name="ce25" office:value-type="currency" office:currency="GBP" office:value="0.246">
            <text:p>£0.25</text:p>
          </table:table-cell>
          <table:table-cell table:style-name="ce25" table:number-columns-repeated="3"/>
          <table:table-cell table:style-name="ce25" table:formula="of:=0.1/USRATE" office:value-type="currency" office:currency="GBP" office:value="0.0645161290322581">
            <text:p>£0.06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19];[.$D$8:.$L$103];ROW([.$N19])-ROW([.$N$7]);0)" office:value-type="currency" office:currency="GBP" office:value="0.0645161290322581">
            <text:p>£0.06</text:p>
          </table:table-cell>
          <table:table-cell table:formula="of:=[.N19]*[.C19]" office:value-type="currency" office:currency="GBP" office:value="6.45161290322581">
            <text:p>£6.45</text:p>
          </table:table-cell>
          <table:table-cell table:formula="of:=[.O19]/NUMPACKS" office:value-type="currency" office:currency="GBP" office:value="0.0645161290322581">
            <text:p>£0.06</text:p>
          </table:table-cell>
          <table:table-cell table:number-columns-repeated="1007"/>
        </table:table-row>
        <table:table-row table:style-name="ro2">
          <table:table-cell table:formula="of:=[Summary.A15]" office:value-type="string" office:string-value="T-1 3/4 5mm IR emitter">
            <text:p>T-1 3/4 5mm IR emitter</text:p>
          </table:table-cell>
          <table:table-cell table:formula="of:=[Summary.B15]" office:value-type="float" office:value="1">
            <text:p>1</text:p>
          </table:table-cell>
          <table:table-cell table:formula="of:=[.B20]*NUMPACKS" office:value-type="float" office:value="100">
            <text:p>100</text:p>
          </table:table-cell>
          <table:table-cell table:style-name="ce25" office:value-type="currency" office:currency="GBP" office:value="0.0502">
            <text:p>£0.05</text:p>
          </table:table-cell>
          <table:table-cell table:style-name="ce25" table:number-columns-repeated="8"/>
          <table:table-cell office:value-type="string">
            <text:p>Farnell</text:p>
          </table:table-cell>
          <table:table-cell table:style-name="ce25" table:formula="of:=HLOOKUP([.M20];[.$D$8:.$L$103];ROW([.$N20])-ROW([.$N$7]);0)" office:value-type="currency" office:currency="GBP" office:value="0.0502">
            <text:p>£0.05</text:p>
          </table:table-cell>
          <table:table-cell table:formula="of:=[.N20]*[.C20]" office:value-type="currency" office:currency="GBP" office:value="5.02">
            <text:p>£5.02</text:p>
          </table:table-cell>
          <table:table-cell table:formula="of:=[.O20]/NUMPACKS" office:value-type="currency" office:currency="GBP" office:value="0.0502">
            <text:p>£0.05</text:p>
          </table:table-cell>
          <table:table-cell table:number-columns-repeated="1007"/>
        </table:table-row>
        <table:table-row table:style-name="ro2">
          <table:table-cell table:formula="of:=[Summary.A16]" office:value-type="string" office:string-value="MINICAST AGC2 IR receiver">
            <text:p>MINICAST AGC2 IR receiver</text:p>
          </table:table-cell>
          <table:table-cell table:formula="of:=[Summary.B16]" office:value-type="float" office:value="1">
            <text:p>1</text:p>
          </table:table-cell>
          <table:table-cell table:formula="of:=[.B21]*NUMPACKS" office:value-type="float" office:value="100">
            <text:p>100</text:p>
          </table:table-cell>
          <table:table-cell table:style-name="ce25" office:value-type="currency" office:currency="GBP" office:value="0.433">
            <text:p>£0.43</text:p>
          </table:table-cell>
          <table:table-cell table:style-name="ce25"/>
          <table:table-cell table:style-name="ce25" office:value-type="currency" office:currency="GBP" office:value="0.424">
            <text:p>£0.42</text:p>
          </table:table-cell>
          <table:table-cell table:style-name="ce25" office:value-type="currency" office:currency="GBP" office:value="0.368">
            <text:p>£0.37</text:p>
          </table:table-cell>
          <table:table-cell table:style-name="ce25" table:number-columns-repeated="2"/>
          <table:table-cell table:style-name="ce25" office:value-type="currency" office:currency="GBP" office:value="3">
            <text:p>£3.00</text:p>
          </table:table-cell>
          <table:table-cell table:style-name="ce25" table:number-columns-repeated="2"/>
          <table:table-cell office:value-type="string">
            <text:p>RS</text:p>
          </table:table-cell>
          <table:table-cell table:style-name="ce25" table:formula="of:=HLOOKUP([.M21];[.$D$8:.$L$103];ROW([.$N21])-ROW([.$N$7]);0)" office:value-type="currency" office:currency="GBP" office:value="0.424">
            <text:p>£0.42</text:p>
          </table:table-cell>
          <table:table-cell table:formula="of:=[.N21]*[.C21]" office:value-type="currency" office:currency="GBP" office:value="42.4">
            <text:p>£42.40</text:p>
          </table:table-cell>
          <table:table-cell table:formula="of:=[.O21]/NUMPACKS" office:value-type="currency" office:currency="GBP" office:value="0.424">
            <text:p>£0.42</text:p>
          </table:table-cell>
          <table:table-cell table:number-columns-repeated="1007"/>
        </table:table-row>
        <table:table-row table:style-name="ro2">
          <table:table-cell table:formula="of:=[Summary.A17]" office:value-type="string" office:string-value="SMD 20mm coin cell battery holder">
            <text:p>SMD 20mm coin cell battery holder</text:p>
          </table:table-cell>
          <table:table-cell table:formula="of:=[Summary.B17]" office:value-type="float" office:value="1">
            <text:p>1</text:p>
          </table:table-cell>
          <table:table-cell table:formula="of:=[.B22]*NUMPACKS" office:value-type="float" office:value="100">
            <text:p>100</text:p>
          </table:table-cell>
          <table:table-cell table:style-name="ce25" office:value-type="currency" office:currency="GBP" office:value="0.148">
            <text:p>£0.15</text:p>
          </table:table-cell>
          <table:table-cell table:style-name="ce25" table:number-columns-repeated="8"/>
          <table:table-cell office:value-type="string">
            <text:p>Farnell</text:p>
          </table:table-cell>
          <table:table-cell table:style-name="ce25" table:formula="of:=HLOOKUP([.M22];[.$D$8:.$L$103];ROW([.$N22])-ROW([.$N$7]);0)" office:value-type="currency" office:currency="GBP" office:value="0.148">
            <text:p>£0.15</text:p>
          </table:table-cell>
          <table:table-cell table:formula="of:=[.N22]*[.C22]" office:value-type="currency" office:currency="GBP" office:value="14.8">
            <text:p>£14.80</text:p>
          </table:table-cell>
          <table:table-cell table:formula="of:=[.O22]/NUMPACKS" office:value-type="currency" office:currency="GBP" office:value="0.148">
            <text:p>£0.15</text:p>
          </table:table-cell>
          <table:table-cell table:number-columns-repeated="1007"/>
        </table:table-row>
        <table:table-row table:style-name="ro2">
          <table:table-cell table:formula="of:=[Summary.A18]" office:value-type="string" office:string-value="10μF electrolytic capacitor">
            <text:p>10μF electrolytic capacitor</text:p>
          </table:table-cell>
          <table:table-cell table:formula="of:=[Summary.B18]" office:value-type="float" office:value="1">
            <text:p>1</text:p>
          </table:table-cell>
          <table:table-cell table:formula="of:=[.B23]*NUMPACKS" office:value-type="float" office:value="100">
            <text:p>100</text:p>
          </table:table-cell>
          <table:table-cell table:style-name="ce25" office:value-type="currency" office:currency="GBP" office:value="0.0221">
            <text:p>£0.02</text:p>
          </table:table-cell>
          <table:table-cell table:style-name="ce25" table:number-columns-repeated="3"/>
          <table:table-cell table:style-name="ce25" table:formula="of:=0.02/USRATE" office:value-type="currency" office:currency="GBP" office:value="0.0129032258064516">
            <text:p>£0.01</text:p>
          </table:table-cell>
          <table:table-cell table:style-name="ce25" table:number-columns-repeated="4"/>
          <table:table-cell office:value-type="string">
            <text:p>Tayda</text:p>
          </table:table-cell>
          <table:table-cell table:style-name="ce25" table:formula="of:=HLOOKUP([.M23];[.$D$8:.$L$103];ROW([.$N23])-ROW([.$N$7]);0)" office:value-type="currency" office:currency="GBP" office:value="0.0129032258064516">
            <text:p>£0.01</text:p>
          </table:table-cell>
          <table:table-cell table:formula="of:=[.N23]*[.C23]" office:value-type="currency" office:currency="GBP" office:value="1.29032258064516">
            <text:p>£1.29</text:p>
          </table:table-cell>
          <table:table-cell table:formula="of:=[.O23]/NUMPACKS" office:value-type="currency" office:currency="GBP" office:value="0.0129032258064516">
            <text:p>£0.01</text:p>
          </table:table-cell>
          <table:table-cell table:number-columns-repeated="1007"/>
        </table:table-row>
        <table:table-row table:style-name="ro2">
          <table:table-cell table:formula="of:=[Summary.A19]" office:value-type="string" office:string-value="CR2016">
            <text:p>CR2016</text:p>
          </table:table-cell>
          <table:table-cell table:formula="of:=[Summary.B19]" office:value-type="float" office:value="2">
            <text:p>2</text:p>
          </table:table-cell>
          <table:table-cell table:formula="of:=[.B24]*NUMPACKS" office:value-type="float" office:value="200">
            <text:p>200</text:p>
          </table:table-cell>
          <table:table-cell table:style-name="ce25" office:value-type="currency" office:currency="GBP" office:value="0.437">
            <text:p>£0.44</text:p>
          </table:table-cell>
          <table:table-cell table:style-name="ce25" table:number-columns-repeated="5"/>
          <table:table-cell table:style-name="ce25" office:value-type="currency" office:currency="GBP" office:value="0.25833">
            <text:p>£0.26</text:p>
          </table:table-cell>
          <table:table-cell table:style-name="ce25" table:number-columns-repeated="2"/>
          <table:table-cell office:value-type="string">
            <text:p>Amazon</text:p>
          </table:table-cell>
          <table:table-cell table:style-name="ce25" table:formula="of:=HLOOKUP([.M24];[.$D$8:.$L$103];ROW([.$N24])-ROW([.$N$7]);0)" office:value-type="currency" office:currency="GBP" office:value="0.25833">
            <text:p>£0.26</text:p>
          </table:table-cell>
          <table:table-cell table:formula="of:=[.N24]*[.C24]" office:value-type="currency" office:currency="GBP" office:value="51.666">
            <text:p>£51.67</text:p>
          </table:table-cell>
          <table:table-cell table:formula="of:=[.O24]/NUMPACKS" office:value-type="currency" office:currency="GBP" office:value="0.51666">
            <text:p>£0.52</text:p>
          </table:table-cell>
          <table:table-cell table:number-columns-repeated="1007"/>
        </table:table-row>
        <table:table-row table:style-name="ro2">
          <table:table-cell table:formula="of:=[Summary.A20]" office:value-type="string" office:string-value="Small signal diode">
            <text:p>Small signal diode</text:p>
          </table:table-cell>
          <table:table-cell table:formula="of:=[Summary.B20]" office:value-type="float" office:value="2">
            <text:p>2</text:p>
          </table:table-cell>
          <table:table-cell table:formula="of:=[.B25]*NUMPACKS" office:value-type="float" office:value="200">
            <text:p>200</text:p>
          </table:table-cell>
          <table:table-cell table:style-name="ce25" office:value-type="currency" office:currency="GBP" office:value="0.0068">
            <text:p>£0.01</text:p>
          </table:table-cell>
          <table:table-cell table:style-name="ce25" table:number-columns-repeated="3"/>
          <table:table-cell table:style-name="ce25" table:formula="of:=0.01/USRATE" office:value-type="currency" office:currency="GBP" office:value="0.00645161290322581">
            <text:p>£0.01</text:p>
          </table:table-cell>
          <table:table-cell table:style-name="ce25" table:number-columns-repeated="4"/>
          <table:table-cell office:value-type="string">
            <text:p>Farnell</text:p>
          </table:table-cell>
          <table:table-cell table:style-name="ce25" table:formula="of:=HLOOKUP([.M25];[.$D$8:.$L$103];ROW([.$N25])-ROW([.$N$7]);0)" office:value-type="currency" office:currency="GBP" office:value="0.0068">
            <text:p>£0.01</text:p>
          </table:table-cell>
          <table:table-cell table:formula="of:=[.N25]*[.C25]" office:value-type="currency" office:currency="GBP" office:value="1.36">
            <text:p>£1.36</text:p>
          </table:table-cell>
          <table:table-cell table:formula="of:=[.O25]/NUMPACKS" office:value-type="currency" office:currency="GBP" office:value="0.0136">
            <text:p>£0.01</text:p>
          </table:table-cell>
          <table:table-cell table:number-columns-repeated="1007"/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number-columns-repeated="2"/>
          <table:table-cell table:style-name="ce26" table:number-columns-repeated="9"/>
          <table:table-cell table:style-name="ce30"/>
          <table:table-cell table:style-name="ce26" table:formula="of:=SUM([.N9:.N25])" office:value-type="currency" office:currency="GBP" office:value="4.00783136200717">
            <text:p>£4.01</text:p>
          </table:table-cell>
          <table:table-cell table:style-name="ce26" table:formula="of:=SUM([.O9:.O25])" office:value-type="currency" office:currency="GBP" office:value="512.198974910394">
            <text:p>£512.20</text:p>
          </table:table-cell>
          <table:table-cell table:style-name="ce26" table:formula="of:=SUM([.P9:.P25])" office:value-type="currency" office:currency="GBP" office:value="5.12198974910394">
            <text:p>£5.12</text:p>
          </table:table-cell>
          <table:table-cell table:style-name="ce34"/>
          <table:table-cell table:style-name="ce23" table:number-columns-repeated="1006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1">
          <table:table-cell table:style-name="ce20" office:value-type="string">
            <text:p>Packaging</text:p>
          </table:table-cell>
          <table:table-cell table:style-name="Default" table:number-columns-repeated="15"/>
          <table:table-cell table:style-name="ce35"/>
          <table:table-cell table:style-name="Default" table:number-columns-repeated="1006"/>
        </table:table-row>
        <table:table-row table:style-name="ro2">
          <table:table-cell/>
          <table:table-cell table:style-name="ce24" office:value-type="string">
            <text:p>Qty</text:p>
          </table:table-cell>
          <table:table-cell table:style-name="ce24" office:value-type="string">
            <text:p>Tot Qty</text:p>
          </table:table-cell>
          <table:table-cell table:style-name="ce24" office:value-type="string">
            <text:p>Farnell</text:p>
          </table:table-cell>
          <table:table-cell table:style-name="ce24" office:value-type="string">
            <text:p>CPC</text:p>
          </table:table-cell>
          <table:table-cell table:style-name="ce24" office:value-type="string">
            <text:p>RS</text:p>
          </table:table-cell>
          <table:table-cell table:style-name="ce24" office:value-type="string">
            <text:p>Mouser</text:p>
          </table:table-cell>
          <table:table-cell table:style-name="ce24" office:value-type="string">
            <text:p>Tayda</text:p>
          </table:table-cell>
          <table:table-cell table:style-name="ce24" office:value-type="string">
            <text:p>eBay</text:p>
          </table:table-cell>
          <table:table-cell table:style-name="ce24" office:value-type="string">
            <text:p>Amazon</text:p>
          </table:table-cell>
          <table:table-cell table:style-name="ce24" office:value-type="string">
            <text:p>Other</text:p>
          </table:table-cell>
          <table:table-cell table:style-name="ce24" office:value-type="string">
            <text:p>Embecosm</text:p>
          </table:table-cell>
          <table:table-cell table:style-name="ce29" office:value-type="string">
            <text:p>Preferred</text:p>
          </table:table-cell>
          <table:table-cell table:style-name="ce24" office:value-type="string">
            <text:p>Each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Per Pack</text:p>
          </table:table-cell>
          <table:table-cell table:style-name="ce34"/>
          <table:table-cell table:style-name="ce23" table:number-columns-repeated="1006"/>
        </table:table-row>
        <table:table-row table:style-name="ro2">
          <table:table-cell table:formula="of:=[Summary.A24]" office:value-type="string" office:string-value="Conductive bag 6” x 8”">
            <text:p>Conductive bag 6” x 8”</text:p>
          </table:table-cell>
          <table:table-cell table:formula="of:=[Summary.B24]" office:value-type="float" office:value="1">
            <text:p>1</text:p>
          </table:table-cell>
          <table:table-cell table:formula="of:=[.B30]*NUMPACKS" office:value-type="float" office:value="100">
            <text:p>100</text:p>
          </table:table-cell>
          <table:table-cell table:style-name="ce25" office:value-type="currency" office:currency="GBP" office:value="0.1213">
            <text:p>£0.12</text:p>
          </table:table-cell>
          <table:table-cell table:style-name="ce25" table:number-columns-repeated="8"/>
          <table:table-cell office:value-type="string">
            <text:p>Farnell</text:p>
          </table:table-cell>
          <table:table-cell table:style-name="ce25" table:formula="of:=HLOOKUP([.M30];[.$D$8:.$L$103];ROW([.$N30])-ROW([.$N$7]);0)" office:value-type="currency" office:currency="GBP" office:value="0.1213">
            <text:p>£0.12</text:p>
          </table:table-cell>
          <table:table-cell table:formula="of:=[.N30]*[.C30]" office:value-type="currency" office:currency="GBP" office:value="12.13">
            <text:p>£12.13</text:p>
          </table:table-cell>
          <table:table-cell table:formula="of:=[.O30]/NUMPACKS" office:value-type="currency" office:currency="GBP" office:value="0.1213">
            <text:p>£0.12</text:p>
          </table:table-cell>
          <table:table-cell table:style-name="ce24"/>
          <table:table-cell table:style-name="ce22" table:number-columns-repeated="1006"/>
        </table:table-row>
        <table:table-row table:style-name="ro2">
          <table:table-cell table:formula="of:=[Summary.A25]" office:value-type="string" office:string-value="1” x 2” conductive foam">
            <text:p>1” x 2” conductive foam</text:p>
          </table:table-cell>
          <table:table-cell table:formula="of:=[Summary.B25]" office:value-type="float" office:value="1">
            <text:p>1</text:p>
          </table:table-cell>
          <table:table-cell table:formula="of:=[.B31]*NUMPACKS" office:value-type="float" office:value="100">
            <text:p>100</text:p>
          </table:table-cell>
          <table:table-cell table:style-name="ce25" office:value-type="currency" office:currency="GBP" office:value="0.0418">
            <text:p>£0.04</text:p>
          </table:table-cell>
          <table:table-cell table:style-name="ce25" table:number-columns-repeated="8"/>
          <table:table-cell office:value-type="string">
            <text:p>Farnell</text:p>
          </table:table-cell>
          <table:table-cell table:style-name="ce25" table:formula="of:=HLOOKUP([.M31];[.$D$8:.$L$103];ROW([.$N31])-ROW([.$N$7]);0)" office:value-type="currency" office:currency="GBP" office:value="0.0418">
            <text:p>£0.04</text:p>
          </table:table-cell>
          <table:table-cell table:formula="of:=[.N31]*[.C31]" office:value-type="currency" office:currency="GBP" office:value="4.18">
            <text:p>£4.18</text:p>
          </table:table-cell>
          <table:table-cell table:formula="of:=[.O31]/NUMPACKS" office:value-type="currency" office:currency="GBP" office:value="0.0418">
            <text:p>£0.04</text:p>
          </table:table-cell>
          <table:table-cell table:number-columns-repeated="1007"/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number-columns-repeated="2"/>
          <table:table-cell table:style-name="ce26" table:number-columns-repeated="9"/>
          <table:table-cell table:style-name="ce30"/>
          <table:table-cell table:style-name="ce26" table:formula="of:=SUM([.N30:.N31])" office:value-type="currency" office:currency="GBP" office:value="0.1631">
            <text:p>£0.16</text:p>
          </table:table-cell>
          <table:table-cell table:style-name="ce26" table:formula="of:=SUM([.O30:.O31])" office:value-type="currency" office:currency="GBP" office:value="16.31">
            <text:p>£16.31</text:p>
          </table:table-cell>
          <table:table-cell table:style-name="ce26" table:formula="of:=SUM([.P30:.P31])" office:value-type="currency" office:currency="GBP" office:value="0.1631">
            <text:p>£0.16</text:p>
          </table:table-cell>
          <table:table-cell table:style-name="ce34"/>
          <table:table-cell table:style-name="ce23" table:number-columns-repeated="1006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1">
          <table:table-cell table:style-name="ce20" office:value-type="string">
            <text:p>Optional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2">
          <table:table-cell/>
          <table:table-cell table:style-name="ce24" office:value-type="string">
            <text:p>Qty</text:p>
          </table:table-cell>
          <table:table-cell table:style-name="ce24" office:value-type="string">
            <text:p>Tot Qty</text:p>
          </table:table-cell>
          <table:table-cell table:style-name="ce24" office:value-type="string">
            <text:p>Farnell</text:p>
          </table:table-cell>
          <table:table-cell table:style-name="ce24" office:value-type="string">
            <text:p>CPC</text:p>
          </table:table-cell>
          <table:table-cell table:style-name="ce24" office:value-type="string">
            <text:p>RS</text:p>
          </table:table-cell>
          <table:table-cell table:style-name="ce24" office:value-type="string">
            <text:p>Mouser</text:p>
          </table:table-cell>
          <table:table-cell table:style-name="ce24" office:value-type="string">
            <text:p>Tayda</text:p>
          </table:table-cell>
          <table:table-cell table:style-name="ce24" office:value-type="string">
            <text:p>eBay</text:p>
          </table:table-cell>
          <table:table-cell table:style-name="ce24" office:value-type="string">
            <text:p>Amazon</text:p>
          </table:table-cell>
          <table:table-cell table:style-name="ce24" office:value-type="string">
            <text:p>Other</text:p>
          </table:table-cell>
          <table:table-cell table:style-name="ce24" office:value-type="string">
            <text:p>Embecosm</text:p>
          </table:table-cell>
          <table:table-cell table:style-name="ce29" office:value-type="string">
            <text:p>Preferred</text:p>
          </table:table-cell>
          <table:table-cell table:style-name="ce24" office:value-type="string">
            <text:p>Each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Per Pack</text:p>
          </table:table-cell>
          <table:table-cell table:number-columns-repeated="1007"/>
        </table:table-row>
        <table:table-row table:style-name="ro2">
          <table:table-cell table:formula="of:=[Summary.A30]" office:value-type="string" office:string-value="4-pin header">
            <text:p>4-pin header</text:p>
          </table:table-cell>
          <table:table-cell table:formula="of:=[Summary.B30]" office:value-type="float" office:value="5">
            <text:p>5</text:p>
          </table:table-cell>
          <table:table-cell table:formula="of:=[.B36]*NUMPACKS" office:value-type="float" office:value="500">
            <text:p>500</text:p>
          </table:table-cell>
          <table:table-cell table:style-name="ce25" office:value-type="currency" office:currency="GBP" office:value="0.0459">
            <text:p>£0.05</text:p>
          </table:table-cell>
          <table:table-cell table:style-name="ce25" table:number-columns-repeated="3"/>
          <table:table-cell table:style-name="ce25" table:formula="of:=50*0.15/USRATE/100" office:value-type="currency" office:currency="GBP" office:value="0.0483870967741936">
            <text:p>£0.05</text:p>
          </table:table-cell>
          <table:table-cell table:style-name="ce25" table:number-columns-repeated="4"/>
          <table:table-cell office:value-type="string">
            <text:p>Farnell</text:p>
          </table:table-cell>
          <table:table-cell table:style-name="ce25" table:formula="of:=HLOOKUP([.M36];[.$D$8:.$L$103];ROW([.$N36])-ROW([.$N$7]);0)" office:value-type="currency" office:currency="GBP" office:value="0.0459">
            <text:p>£0.05</text:p>
          </table:table-cell>
          <table:table-cell table:formula="of:=[.N36]*[.C36]" office:value-type="currency" office:currency="GBP" office:value="22.95">
            <text:p>£22.95</text:p>
          </table:table-cell>
          <table:table-cell table:formula="of:=[.O36]/NUMPACKS" office:value-type="currency" office:currency="GBP" office:value="0.2295">
            <text:p>£0.23</text:p>
          </table:table-cell>
          <table:table-cell table:number-columns-repeated="1007"/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number-columns-repeated="2"/>
          <table:table-cell table:style-name="ce26" table:number-columns-repeated="9"/>
          <table:table-cell table:style-name="ce30"/>
          <table:table-cell table:style-name="ce26" table:formula="of:=SUM([.N36:.N36])" office:value-type="currency" office:currency="GBP" office:value="0.0459">
            <text:p>£0.05</text:p>
          </table:table-cell>
          <table:table-cell table:style-name="ce26" table:formula="of:=SUM([.O36:.O36])" office:value-type="currency" office:currency="GBP" office:value="22.95">
            <text:p>£22.95</text:p>
          </table:table-cell>
          <table:table-cell table:style-name="ce26" table:formula="of:=SUM([.P36:.P36])" office:value-type="currency" office:currency="GBP" office:value="0.2295">
            <text:p>£0.23</text:p>
          </table:table-cell>
          <table:table-cell table:style-name="ce34"/>
          <table:table-cell table:style-name="ce23" table:number-columns-repeated="1006"/>
        </table:table-row>
        <table:table-row table:style-name="ro2">
          <table:table-cell/>
          <table:table-cell table:style-name="ce23" table:number-columns-repeated="11"/>
          <table:table-cell table:style-name="ce30"/>
          <table:table-cell table:style-name="ce23" table:number-columns-repeated="3"/>
          <table:table-cell table:style-name="ce34"/>
          <table:table-cell table:style-name="ce23" table:number-columns-repeated="1006"/>
        </table:table-row>
        <table:table-row table:style-name="ro1">
          <table:table-cell table:style-name="ce20" office:value-type="string">
            <text:p>Shipping</text:p>
          </table:table-cell>
          <table:table-cell table:number-columns-repeated="2"/>
          <table:table-cell table:style-name="ce24" office:value-type="string">
            <text:p>Farnell</text:p>
          </table:table-cell>
          <table:table-cell table:style-name="ce24" office:value-type="string">
            <text:p>CPC</text:p>
          </table:table-cell>
          <table:table-cell table:style-name="ce24" office:value-type="string">
            <text:p>RS</text:p>
          </table:table-cell>
          <table:table-cell table:style-name="ce24" office:value-type="string">
            <text:p>Mouser</text:p>
          </table:table-cell>
          <table:table-cell table:style-name="ce24" office:value-type="string">
            <text:p>Tayda</text:p>
          </table:table-cell>
          <table:table-cell table:style-name="ce24" office:value-type="string">
            <text:p>eBay</text:p>
          </table:table-cell>
          <table:table-cell table:style-name="ce24" office:value-type="string">
            <text:p>Amazon</text:p>
          </table:table-cell>
          <table:table-cell table:style-name="ce24" office:value-type="string">
            <text:p>Other</text:p>
          </table:table-cell>
          <table:table-cell table:style-name="ce24" office:value-type="string">
            <text:p>Embecosm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5"/>
          <table:table-cell table:style-name="ce25" table:number-columns-repeated="2"/>
          <table:table-cell table:style-name="ce25" office:value-type="currency" office:currency="GBP" office:value="12">
            <text:p>£12.00</text:p>
          </table:table-cell>
          <table:table-cell table:style-name="ce25" table:formula="of:=6.55/USRATE" office:value-type="currency" office:currency="GBP" office:value="4.2258064516129">
            <text:p>£4.23</text:p>
          </table:table-cell>
          <table:table-cell table:style-name="ce25"/>
          <table:table-cell table:style-name="ce25"/>
          <table:table-cell table:style-name="ce25" office:value-type="currency" office:currency="GBP" office:value="4.22">
            <text:p>£4.22</text:p>
          </table:table-cell>
          <table:table-cell table:style-name="ce25"/>
          <table:table-cell/>
          <table:table-cell table:style-name="ce25"/>
          <table:table-cell table:style-name="ce25" table:formula="of:=SUM([.D40];[.H40];[.J40];[.K40];[.L40])" office:value-type="currency" office:currency="GBP" office:value="8.4458064516129">
            <text:p>£8.45</text:p>
          </table:table-cell>
          <table:table-cell table:style-name="ce25" table:formula="of:=[.O40]/NUMPACKS" office:value-type="currency" office:currency="GBP" office:value="0.084458064516129">
            <text:p>£0.08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1009"/>
        </table:table-row>
        <table:table-row table:style-name="ro2">
          <table:table-cell table:style-name="ce23" office:value-type="string">
            <text:p>Grand Total</text:p>
          </table:table-cell>
          <table:table-cell table:style-name="ce23" table:number-columns-repeated="11"/>
          <table:table-cell table:style-name="ce30"/>
          <table:table-cell table:style-name="ce23"/>
          <table:table-cell table:style-name="ce23" table:formula="of:=SUM([.O26];[.O32];[.O36];[.O40])" office:value-type="currency" office:currency="GBP" office:value="559.904781362007">
            <text:p>£559.90</text:p>
          </table:table-cell>
          <table:table-cell table:style-name="ce26" table:formula="of:=[.O42]/NUMPACKS" office:value-type="currency" office:currency="GBP" office:value="5.59904781362007">
            <text:p>£5.60</text:p>
          </table:table-cell>
          <table:table-cell table:style-name="ce34"/>
          <table:table-cell table:style-name="ce23" table:number-columns-repeated="1006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>
        <table:named-range table:name="EURORATE" table:base-cell-address="$Pricing.$B$5" table:cell-range-address="$Pricing.$B$5"/>
        <table:named-range table:name="NUMPACKS" table:base-cell-address="$Summary.$B$3" table:cell-range-address="$Pricing.$B$3"/>
        <table:named-range table:name="USRATE" table:base-cell-address="$Summary.$B$4" table:cell-range-address="$Pricin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GB">£</number:currency-symbol>
      <number:number number:decimal-places="1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1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6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6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000-00-00T17:5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5-05-01T18:17:01</dc:date>
    <dc:creator>Jeremy Bennett</dc:creator>
    <meta:editing-duration>P2DT10H41M15S</meta:editing-duration>
    <meta:editing-cycles>14</meta:editing-cycles>
    <meta:document-statistic meta:table-count="2" meta:cell-count="359" meta:object-count="0"/>
  </office:meta>
</office:document-meta>
</file>